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20pt" fo:font-weight="bold" officeooo:rsid="0017c0e7" officeooo:paragraph-rsid="0017c0e7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loext:opacity="100%" fo:font-size="20pt" fo:font-weight="bold" officeooo:rsid="0017c0e7" officeooo:paragraph-rsid="0017c0e7" style:font-size-asian="20pt" style:font-weight-asian="bold" style:font-size-complex="20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use-window-font-color="true" loext:opacity="0%" fo:font-size="15pt" fo:font-weight="normal" officeooo:rsid="0017c0e7" officeooo:paragraph-rsid="0017c0e7" style:font-size-asian="13.1000003814697pt" style:font-weight-asian="normal" style:font-size-complex="15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aight A's</text:p>
      <text:p text:style-name="P2">DATABASE DESIGN</text:p>
      <text:list xml:id="list2864982260" text:style-name="L1">
        <text:list-item>
          <text:p text:style-name="P3">The most useful database model is relational database model </text:p>
        </text:list-item>
        <text:list-item>
          <text:p text:style-name="P3">Model are the structure of the database </text:p>
        </text:list-item>
        <text:list-item>
          <text:p text:style-name="P3">There are three levels of design levels, physical, logical </text:p>
          <text:p text:style-name="P3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H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H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7T11:24:48.069765030</meta:creation-date>
    <dc:date>2023-06-17T13:30:52.020484535</dc:date>
    <meta:editing-duration>PT2H6M4S</meta:editing-duration>
    <meta:editing-cycles>1</meta:editing-cycles>
    <meta:document-statistic meta:table-count="0" meta:image-count="0" meta:object-count="0" meta:page-count="1" meta:paragraph-count="6" meta:word-count="33" meta:character-count="190" meta:non-whitespace-character-count="163"/>
    <meta:generator>LibreOffice/7.5.3.2$MacOSX_X86_64 LibreOffice_project/9f56dff12ba03b9acd7730a5a481eea045e468f3</meta:generator>
  </office:meta>
</office:document-meta>
</file>